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Таблица1" style:family="table">
      <style:table-properties style:width="5.057cm" table:align="left"/>
    </style:style>
    <style:style style:name="Таблица1.A" style:family="table-column">
      <style:table-column-properties style:column-width="5.057cm"/>
    </style:style>
    <style:style style:name="Таблица1.A1" style:family="table-cell">
      <style:table-cell-properties style:vertical-align="middle" fo:padding="0.176cm" fo:border="1pt solid #000000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17cm"/>
    </style:style>
    <style:style style:name="Таблица2.A1" style:family="table-cell">
      <style:table-cell-properties style:vertical-align="middle" fo:padding="0.176cm" fo:border="1pt solid #000000"/>
    </style:style>
    <style:style style:name="Таблица3" style:family="table">
      <style:table-properties style:width="3.722cm" table:align="left"/>
    </style:style>
    <style:style style:name="Таблица3.A" style:family="table-column">
      <style:table-column-properties style:column-width="3.722cm"/>
    </style:style>
    <style:style style:name="Таблица3.A1" style:family="table-cell">
      <style:table-cell-properties style:vertical-align="middle" fo:padding="0.176cm" fo:border="1pt solid #000000"/>
    </style:style>
    <style:style style:name="Таблица4" style:family="table">
      <style:table-properties style:width="5.84cm" table:align="left"/>
    </style:style>
    <style:style style:name="Таблица4.A" style:family="table-column">
      <style:table-column-properties style:column-width="5.84cm"/>
    </style:style>
    <style:style style:name="Таблица4.A1" style:family="table-cell">
      <style:table-cell-properties style:vertical-align="middle" fo:padding="0.176cm" fo:border="1pt solid #000000"/>
    </style:style>
    <style:style style:name="P1" style:family="paragraph" style:parent-style-name="Heading_20_1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Heading_20_1" style:list-style-name="L1">
      <loext:graphic-properties draw:fill="none" draw:fill-color="#ffffff"/>
      <style:paragraph-properties fo:margin-left="0cm" fo:margin-right="0cm" fo:margin-top="0.706cm" fo:margin-bottom="0.212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4" style:family="paragraph" style:parent-style-name="Heading_20_2">
      <style:paragraph-properties fo:margin-left="1.27cm" fo:margin-right="0cm" fo:margin-top="0.635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4a86e8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6aa84f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69138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93c47d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f6b26b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6d9eeb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eb232ae2-7fff-6352-cc5e-50d7a538ca34"/>!!!СЫРОЕ ОТ НЕЙРОНКИ!!!</text:h>
      <text:p text:style-name="P2">Для составления раздела "Уточнение входных/выходных данных" в техническом проекте важно подробно описать, какие данные поступают в систему (входные данные) и какие данные система должна предоставлять пользователю или другим компонентам системы (выходные данные). Это важно для понимания, как будет происходить взаимодействие с системой, как данные будут передаваться между компонентами и как система будет обрабатывать эти данные.</text:p>
      <text:p text:style-name="Text_20_body"/>
      <text:list text:style-name="L1">
        <text:list-item>
          <text:h text:style-name="P3" text:outline-level="1">Входные данные</text:h>
        </text:list-item>
      </text:list>
      <text:h text:style-name="P4" text:outline-level="2">Каталог товаров</text:h>
      <text:p text:style-name="P2">Входные данные: запрос с фильтрами и параметрами сортировки. </text:p>
      <text:p text:style-name="P2">Фильтр: Категория товара, цена, имя.</text:p>
      <text:p text:style-name="P2">Сортировка: Новизна, цена.</text:p>
      <text:p text:style-name="P2">Запрос GET в строке:</text:p>
      <text:p text:style-name="P2">Без сортировки: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">GET</text:p>
          </table:table-cell>
        </table:table-row>
        <table:table-row>
          <table:table-cell table:style-name="Таблица1.A1" office:value-type="string">
            <text:p text:style-name="P5">server:port/api/v1/catalog</text:p>
          </table:table-cell>
        </table:table-row>
      </table:table>
      <text:p text:style-name="Text_20_body"/>
      <text:p text:style-name="P2">С сортировкой: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">GET</text:p>
          </table:table-cell>
        </table:table-row>
        <table:table-row>
          <table:table-cell table:style-name="Таблица2.A1" office:value-type="string">
            <text:p text:style-name="P6"><text:span text:style-name="T1">server:port/api/v1/category/{</text:span><text:span text:style-name="T2">category_name</text:span><text:span text:style-name="T1">}/?price={</text:span><text:span text:style-name="T3">priceFromTo</text:span><text:span text:style-name="T1">}&amp;name={productName}&amp;sorting={sortOption}</text:span></text:p>
          </table:table-cell>
        </table:table-row>
      </table:table>
      <text:p text:style-name="Text_20_body"/>
      <text:p text:style-name="P2">Либо телом запроса 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5">GET</text:p>
          </table:table-cell>
        </table:table-row>
        <table:table-row>
          <table:table-cell table:style-name="Таблица3.A1" office:value-type="string">
            <text:p text:style-name="P5">server:port/api/v1/</text:p>
          </table:table-cell>
        </table:table-row>
      </table:table>
      <text:p text:style-name="Text_20_body"/>
      <text:p text:style-name="P7"><text:soft-page-break/>ИЛИ</text:p>
      <text:p text:style-name="P2">С сортировкой: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">POST</text:p>
          </table:table-cell>
        </table:table-row>
        <table:table-row>
          <table:table-cell table:style-name="Таблица4.A1" office:value-type="string">
            <text:p text:style-name="P5">server:port/api/v1/catalog</text:p>
          </table:table-cell>
        </table:table-row>
        <table:table-row>
          <table:table-cell table:style-name="Таблица4.A1" office:value-type="string">
            <text:p text:style-name="P8">{</text:p>
            <text:p text:style-name="P9"><text:span text:style-name="T4">   </text:span><text:span text:style-name="T5">"</text:span><text:span text:style-name="T6">category</text:span><text:span text:style-name="T5">": "</text:span><text:span text:style-name="T7">{CategoryName}</text:span><text:span text:style-name="T5">",</text:span></text:p>
            <text:p text:style-name="P9"><text:span text:style-name="T4">   “</text:span><text:span text:style-name="T8">name</text:span><text:span text:style-name="T4">”</text:span><text:span text:style-name="T5">: “</text:span><text:span text:style-name="T7">{productName}</text:span><text:span text:style-name="T4">”</text:span></text:p>
            <text:p text:style-name="P9"><text:span text:style-name="T4">   </text:span><text:span text:style-name="T5">"</text:span><text:span text:style-name="T6">min_price</text:span><text:span text:style-name="T5">": </text:span><text:span text:style-name="T9">1000</text:span><text:span text:style-name="T5">,</text:span></text:p>
            <text:p text:style-name="P9"><text:span text:style-name="T4">   </text:span><text:span text:style-name="T5">"</text:span><text:span text:style-name="T6">max_price</text:span><text:span text:style-name="T5">": </text:span><text:span text:style-name="T9">10000</text:span><text:span text:style-name="T5">,</text:span></text:p>
            <text:p text:style-name="P9"><text:span text:style-name="T4">   </text:span><text:span text:style-name="T5">"</text:span><text:span text:style-name="T6">sorting</text:span><text:span text:style-name="T5">": "</text:span><text:span text:style-name="T7">{sortOption}</text:span><text:span text:style-name="T5">"</text:span></text:p>
            <text:p text:style-name="P8">}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1:39:38.350493262</meta:creation-date>
    <dc:date>2024-11-13T21:40:32.172531768</dc:date>
    <meta:editing-duration>PT54S</meta:editing-duration>
    <meta:editing-cycles>1</meta:editing-cycles>
    <meta:document-statistic meta:table-count="4" meta:image-count="0" meta:object-count="0" meta:page-count="2" meta:paragraph-count="29" meta:word-count="113" meta:character-count="1012" meta:non-whitespace-character-count="910"/>
    <meta:generator>LibreOffice/24.8.2.1$Linux_X86_64 LibreOffice_project/480$Build-1</meta:generator>
  </office:meta>
</office:document-meta>
</file>